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head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gn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ks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so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ere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4:21:27</meta:creation-date>
    <dc:language>en-GB</dc:language>
    <dc:date>2017-08-15T10:45:03</dc:date>
    <meta:editing-cycles>6</meta:editing-cycles>
    <meta:editing-duration>PT10H41M</meta:editing-duration>
    <meta:generator>LibreOffice/6.0.7.3$Linux_X86_64 LibreOffice_project/00m0$Build-3</meta:generator>
    <meta:document-statistic meta:table-count="2" meta:cell-count="14" meta:object-count="0"/>
  </office:meta>
</office:document-meta>
</file>